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/>
    </style:style>
    <style:style style:name="ce6" style:family="table-cell" style:parent-style-name="Default" style:data-style-name="N0">
      <style:table-cell-properties fo:border="thin solid #000000" style:vertical-align="top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6E89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1.73566666666667cm" style:use-optimal-column-width="true"/>
    </style:style>
    <style:style style:name="co3" style:family="table-column">
      <style:table-column-properties fo:break-before="auto" style:column-width="3.78883333333333cm"/>
    </style:style>
    <style:style style:name="co4" style:family="table-column">
      <style:table-column-properties fo:break-before="auto" style:column-width="17.5048333333333cm"/>
    </style:style>
    <style:style style:name="co5" style:family="table-column">
      <style:table-column-properties fo:break-before="auto" style:column-width="1.735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67783333333333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57.6pt" style:use-optimal-row-height="true" fo:break-before="auto"/>
    </style:style>
    <style:style style:name="ro7" style:family="table-row">
      <style:table-row-properties style:row-height="201.6pt" style:use-optimal-row-height="true" fo:break-before="auto"/>
    </style:style>
    <style:style style:name="ro8" style:family="table-row">
      <style:table-row-properties style:row-height="43.2pt" style:use-optimal-row-height="true" fo:break-before="auto"/>
    </style:style>
    <style:style style:name="ro9" style:family="table-row">
      <style:table-row-properties style:row-height="144pt" style:use-optimal-row-height="true" fo:break-before="auto"/>
    </style:style>
    <style:style style:name="ro10" style:family="table-row">
      <style:table-row-properties style:row-height="28.8pt" style:use-optimal-row-height="true" fo:break-before="auto"/>
    </style:style>
    <style:style style:name="ro11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cm_por_municíp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7">
            <text:p>PLANO DE DADOS ABERTOS</text:p>
            <text:p/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number-columns-spanned="4" table:number-rows-spanned="1" table:style-name="ce8">
            <text:p>TÍTULO DO CONJUNTO DE DADOS: Valor Comercial Médio por Município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8">
            <text:p>ÁREA RESPONSÁVEL: DIPRO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8">
            <text:p>DATA: 14/03/2023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">
            <text:p><text:s text:c="2"/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4">
            <text:p>Nome <text:s/>do Campo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Tamanho</text:p>
          </table:table-cell>
          <table:table-cell office:value-type="string" table:style-name="ce4">
            <text:p>Descrição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ID_PLANO</text:p>
          </table:table-cell>
          <table:table-cell office:value-type="string" table:style-name="ce6">
            <text:p>Número</text:p>
          </table:table-cell>
          <table:table-cell table:style-name="ce6"/>
          <table:table-cell office:value-type="string" table:style-name="ce5">
            <text:p>Identificação única do plano.</text:p>
            <text:p><text:span text:style-name="T2">Nota</text:span>: Este campo corresponde à chave primária "ID_PLANO" do conjunto de dados "Características dos Produtos da Saúde Suplementar" publicado no Portal de Dados Abertos.</text:p>
            <text:p/>
          </table:table-cell>
          <table:table-cell table:number-columns-repeated="16380"/>
        </table:table-row>
        <table:table-row table:style-name="ro7">
          <table:table-cell office:value-type="string" table:style-name="ce6">
            <text:p>CD_FAIXA_ETARIA</text:p>
          </table:table-cell>
          <table:table-cell office:value-type="string" table:style-name="ce6">
            <text:p>Número</text:p>
          </table:table-cell>
          <table:table-cell table:style-name="ce6"/>
          <table:table-cell office:value-type="string" table:style-name="ce5">
            <text:p>Faixa etária do beneficiário vinculado ao contrato:</text:p>
            <text:p>(01) <text:s/>00 (zero) a 18 (dezoito) anos;</text:p>
            <text:p>(02) <text:s/>19 (dezenove) a 23 (vinte e três) anos;</text:p>
            <text:p>(03) <text:s/>24 (vinte e quatro) a 28 (vinte e oito) anos;</text:p>
            <text:p>(04) <text:s/>29 (vinte e nove) a 33 (trinta e três) anos;</text:p>
            <text:p>(05) <text:s/>34 (trinta e quatro) a 38 (trinta e oito) anos;</text:p>
            <text:p>(06) <text:s/>39 (trinta e nove) a 43 (quarenta e três) anos;</text:p>
            <text:p>(07) <text:s/>44 (quarenta e quatro) a 48 (quarenta e oito) anos;</text:p>
            <text:p>(08) <text:s/>49 (quarenta e nove) a 53 (cinquenta e três) anos;</text:p>
            <text:p>(09) <text:s/>54 (cinquenta e quatro) a 58 (cinquenta e oito) anos;</text:p>
            <text:p>(10) <text:s/>59 (cinquenta e nove) anos ou mais.”</text:p>
            <text:p><text:span text:style-name="T2">Nota</text:span>: <text:s/>As faixas etárias da NTRP seguem o determinado pelo Art. 2º da Resolução Normativa ANS Nº 563, de 15 de dezembro de 2022.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6">
            <text:p>CD_MUNICIPIO</text:p>
          </table:table-cell>
          <table:table-cell office:value-type="string" table:style-name="ce6">
            <text:p>Número</text:p>
          </table:table-cell>
          <table:table-cell table:style-name="ce6"/>
          <table:table-cell office:value-type="string" table:style-name="ce5">
            <text:p>Código identificador do município de comercialização do plano</text:p>
            <text:p><text:span text:style-name="T2">Nota</text:span>: Este campo corresponde à chave primária "CD_MUNICIPIO" da tabela GEOGRAFIA.</text:p>
            <text:p/>
          </table:table-cell>
          <table:table-cell table:number-columns-repeated="16380"/>
        </table:table-row>
        <table:table-row table:style-name="ro9">
          <table:table-cell office:value-type="string" table:style-name="ce6">
            <text:p>VCM</text:p>
          </table:table-cell>
          <table:table-cell office:value-type="string" table:style-name="ce6">
            <text:p>Número</text:p>
          </table:table-cell>
          <table:table-cell table:style-name="ce6"/>
          <table:table-cell office:value-type="string" table:style-name="ce5">
            <text:p>Valor Comercial da Mensalidade informado na Nota Técnica do plano (Coluna T do Anexo II-B da Resolução Normativa ANS Nº 564, de 15 de dezembro de 2022)</text:p>
            <text:p><text:span text:style-name="T2">Nota:</text:span><text:s/>O Valor Comercial é um valor de referência e pode apresentar diferenças em relação aos preços de comercialização praticados nas tabelas de venda utilizadas pelas operadoras. Os preços efetivamente praticados para a contratação dos produtos devem estar dentro dos limites de comercialização estabelecidos em normativo, quais sejam:<text:s/></text:p>
            <text:p>Limite máximo: 30% acima do Valor Comercial;<text:s/></text:p>
            <text:p>Limite mínimo: o maior valor entre o valor da despesa assistencial estimada e o limiar de 30% abaixo do Valor Comercial;<text:s/></text:p>
            <text:p/>
          </table:table-cell>
          <table:table-cell table:number-columns-repeated="16380"/>
        </table:table-row>
        <table:table-row table:number-rows-repeated="1048564" table:style-name="ro4">
          <table:table-cell table:number-columns-repeated="16384"/>
        </table:table-row>
      </table:table>
      <table:table table:name="geografia" table:style-name="ta1"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7">
            <text:p>PLANO DE DADOS ABERTOS</text:p>
            <text:p/>
            <draw:frame draw:z-index="1" draw:id="id0" draw:style-name="a0" draw:name="Imagem 2" svg:x="0.14583in" svg:y="0.16667in" svg:width="2.30169in" svg:height="0.460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number-columns-spanned="4" table:number-rows-spanned="1" table:style-name="ce8">
            <text:p>TÍTULO DO CONJUNTO DE DADOS: Valor Comercial Médio por Município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8">
            <text:p>ÁREA RESPONSÁVEL: DIPRO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8">
            <text:p>DATA: março de 2023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">
            <text:p><text:s text:c="2"/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4">
            <text:p>Nome <text:s/>do Campo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Tamanho</text:p>
          </table:table-cell>
          <table:table-cell office:value-type="string" table:style-name="ce4">
            <text:p>Descrição</text:p>
          </table:table-cell>
          <table:table-cell table:number-columns-repeated="16380"/>
        </table:table-row>
        <table:table-row table:style-name="ro10">
          <table:table-cell office:value-type="string" table:style-name="ce6">
            <text:p>CD_MUNICIPIO</text:p>
          </table:table-cell>
          <table:table-cell office:value-type="string" table:style-name="ce6">
            <text:p>Número</text:p>
          </table:table-cell>
          <table:table-cell table:style-name="ce6"/>
          <table:table-cell office:value-type="string" table:style-name="ce5">
            <text:p>Código identificador do município de comercialização do plano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NM_MUNICIPIO</text:p>
          </table:table-cell>
          <table:table-cell office:value-type="string" table:style-name="ce6">
            <text:p>Texto</text:p>
          </table:table-cell>
          <table:table-cell table:style-name="ce6"/>
          <table:table-cell office:value-type="string" table:style-name="ce5">
            <text:p>Nome do município de comercialização do plano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SG_UF</text:p>
          </table:table-cell>
          <table:table-cell office:value-type="string" table:style-name="ce6">
            <text:p>Texto</text:p>
          </table:table-cell>
          <table:table-cell table:style-name="ce6"/>
          <table:table-cell office:value-type="string" table:style-name="ce5">
            <text:p>Sigla da unidade federativa do município de comercialização do plano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NM_UF</text:p>
          </table:table-cell>
          <table:table-cell office:value-type="string" table:style-name="ce6">
            <text:p>Texto</text:p>
          </table:table-cell>
          <table:table-cell table:style-name="ce6"/>
          <table:table-cell office:value-type="string" table:style-name="ce5">
            <text:p>Nome da unidade federativa do município de comercialização do plano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NM_REGIAO</text:p>
          </table:table-cell>
          <table:table-cell office:value-type="string" table:style-name="ce6">
            <text:p>Texto</text:p>
          </table:table-cell>
          <table:table-cell table:style-name="ce6"/>
          <table:table-cell office:value-type="string" table:style-name="ce5">
            <text:p>Região do município de comercialização do plano</text:p>
            <text:p/>
          </table:table-cell>
          <table:table-cell table:number-columns-repeated="16380"/>
        </table:table-row>
        <table:table-row table:style-name="ro11">
          <table:table-cell office:value-type="string" table:style-name="ce6">
            <text:p>ID_MERCADO_RELEVANTE</text:p>
          </table:table-cell>
          <table:table-cell office:value-type="string" table:style-name="ce6">
            <text:p>Número</text:p>
          </table:table-cell>
          <table:table-cell table:style-name="ce6"/>
          <table:table-cell office:value-type="string" table:style-name="ce5">
            <text:p>Código identificador do mercado relevante ao qual o município pertence, se houver.<text:s/></text:p>
            <text:p>Nota: A metodologia de Mercados Relevantes adotada pela ANS foi desenvolvida por Ferreira (2020) e o estudo detalhado que a embasa pode ser acessado <text:s/>em https://www.ans.gov.br/images/stories/noticias/pdf/Dissertacao_Leonardo_Fernandes_Ferreira_-_versao_final_Biblioteca_FGV.pdf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NM_MERCADO_RELEVANTE</text:p>
          </table:table-cell>
          <table:table-cell office:value-type="string" table:style-name="ce6">
            <text:p>Texto</text:p>
          </table:table-cell>
          <table:table-cell table:style-name="ce6"/>
          <table:table-cell office:value-type="string" table:style-name="ce5">
            <text:p>Nome do mercado relevante ao qual o município pertence, se houver.</text:p>
            <text:p/>
          </table:table-cell>
          <table:table-cell table:number-columns-repeated="16380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title/>
    <dc:description/>
    <dc:subject/>
    <meta:initial-creator>Renata Nacif de Toledo Piza</meta:initial-creator>
    <dc:creator>Bruno Saiago Pereira</dc:creator>
    <meta:creation-date>2017-06-01T15:22:59Z</meta:creation-date>
    <dc:date>2023-03-15T15:52:29Z</dc:date>
    <meta:user-defined meta:name="ContentTypeId">0x010100AF1625B7AC41644CAE1830343590DB30</meta:user-defined>
    <meta:user-defined meta:name="TaxCatchAll"/>
    <meta:user-defined meta:name="lcf76f155ced4ddcb4097134ff3c332f"/>
  </office:meta>
</office:document-meta>
</file>